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222" officeooo:paragraph-rsid="0002e222"/>
    </style:style>
    <style:style style:name="P2" style:family="paragraph" style:parent-style-name="Standard">
      <style:paragraph-properties fo:text-align="center" style:justify-single-word="false"/>
      <style:text-properties style:font-name="Open Sans Light" fo:font-size="16pt" officeooo:rsid="0002e222" officeooo:paragraph-rsid="0002e222" style:font-size-asian="16pt" style:font-size-complex="16pt"/>
    </style:style>
    <style:style style:name="P3" style:family="paragraph" style:parent-style-name="Standard">
      <style:text-properties style:font-name="Droid Sans" officeooo:rsid="0002e222" officeooo:paragraph-rsid="0002e222"/>
    </style:style>
    <style:style style:name="P4" style:family="paragraph" style:parent-style-name="Standard">
      <style:text-properties style:font-name="Droid Sans" fo:font-size="10pt" officeooo:rsid="0002e222" officeooo:paragraph-rsid="0002e222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ée Projet Tuteuré</text:p>
      <text:p text:style-name="P1"/>
      <text:p text:style-name="P3"/>
      <text:p text:style-name="P4">Colorisation Syntaxique</text:p>
      <text:p text:style-name="P4"/>
      <text:p text:style-name="P4">Calcul de la complexité</text:p>
      <text:p text:style-name="P4"/>
      <text:p text:style-name="P4">Traduction en différents langages</text:p>
      <text:p text:style-name="P4"/>
      <text:p text:style-name="P4">Exécution du pseudo code directement (via javascript)</text:p>
      <text:p text:style-name="P4"/>
      <text:p text:style-name="P4">Représentation par schéma de l'appel des fo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9:48:14.275417123</meta:creation-date>
    <dc:date>2015-03-25T19:51:00.983875556</dc:date>
    <meta:editing-duration>PT2M47S</meta:editing-duration>
    <meta:editing-cycles>1</meta:editing-cycles>
    <meta:document-statistic meta:table-count="0" meta:image-count="0" meta:object-count="0" meta:page-count="1" meta:paragraph-count="6" meta:word-count="27" meta:character-count="201" meta:non-whitespace-character-count="180"/>
    <meta:generator>LibreOffice/4.3.3.2$Linux_X86_64 LibreOffice_project/430m0$Build-2</meta:generator>
  </office:meta>
</office:document-meta>
</file>